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092c" officeooo:paragraph-rsid="0010092c"/>
    </style:style>
    <style:style style:name="P2" style:family="paragraph" style:parent-style-name="Standard">
      <style:text-properties officeooo:rsid="0011305d" officeooo:paragraph-rsid="0011305d"/>
    </style:style>
    <style:style style:name="P3" style:family="paragraph" style:parent-style-name="Standard">
      <style:text-properties officeooo:rsid="00120d75" officeooo:paragraph-rsid="00120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Computer Vision Assignment</text:p>
      <text:p text:style-name="P1"/>
      <text:p text:style-name="P1">Denoising the original images by a little decreases inference time by 20-40 ms. Need to test on object detection and effects on disparity. What do even bigger changes have?</text:p>
      <text:p text:style-name="P1"/>
      <text:p text:style-name="P1">-Get and save results to compare with other testruns</text:p>
      <text:p text:style-name="P1"/>
      <text:p text:style-name="P1"/>
      <text:p text:style-name="P2">inpWidth and inpHeight provide better performance when lowered with little impact to the actual detection of objects or distances (calculate distance)</text:p>
      <text:p text:style-name="P2"/>
      <text:p text:style-name="P2"/>
      <text:p text:style-name="P3">removed the car by comparing a central pixel, maybe show said pixel on screen to show what I m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8:00:57.738258253</meta:creation-date>
    <dc:date>2019-12-08T22:53:25.289956968</dc:date>
    <meta:editing-duration>PT4H12M6S</meta:editing-duration>
    <meta:editing-cycles>1</meta:editing-cycles>
    <meta:document-statistic meta:table-count="0" meta:image-count="0" meta:object-count="0" meta:page-count="1" meta:paragraph-count="5" meta:word-count="83" meta:character-count="507" meta:non-whitespace-character-count="429"/>
    <meta:generator>LibreOffice/6.0.7.3$Linux_X86_64 LibreOffice_project/00m0$Build-3</meta:generator>
  </office:meta>
</office:document-meta>
</file>